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3D6000001767E2982E6B20B610D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7.235cm" svg:x="1.185cm" svg:y="11.341cm">
          <draw:image xlink:href="Pictures/10000201000003D6000001767E2982E6B20B610D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2T12:14:04.194171781</meta:creation-date>
    <dc:date>2018-03-22T12:14:20.613041686</dc:date>
    <meta:editing-duration>PT16S</meta:editing-duration>
    <meta:editing-cycles>1</meta:editing-cycles>
    <meta:document-statistic meta:object-count="1"/>
    <meta:generator>LibreOffice/6.0.0.3$MacOSX_X86_64 LibreOffice_project/64a0f66915f38c6217de274f0aa8e15618924765</meta:generator>
  </office:meta>
</office:document-meta>
</file>